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7.3604166666667cm" style:use-optimal-column-width="true"/>
    </style:style>
    <style:style style:name="co3" style:family="table-column">
      <style:table-column-properties fo:break-before="auto" style:column-width="5.52979166666667cm" style:use-optimal-column-width="true"/>
    </style:style>
    <style:style style:name="co4" style:family="table-column">
      <style:table-column-properties fo:break-before="auto" style:column-width="7.03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ProviderCode</text:p>
          </table:table-cell>
          <table:table-cell office:value-type="string" table:style-name="ce1">
            <text:p>ServiceType</text:p>
          </table:table-cell>
          <table:table-cell office:value-type="string" table:style-name="ce1">
            <text:p>ConnectionString</text:p>
          </table:table-cell>
          <table:table-cell office:value-type="string" table:style-name="ce1">
            <text:p>IsSellOnlyMode</text:p>
          </table:table-cell>
          <table:table-cell office:value-type="string" table:style-name="ce1">
            <text:p>IsProviderChargeMode</text:p>
          </table:table-cell>
          <table:table-cell office:value-type="string" table:style-name="ce1">
            <text:p>IsTFChargeMode</text:p>
          </table:table-cell>
          <table:table-cell office:value-type="string" table:style-name="ce1">
            <text:p>IsCancelBookingPossible</text:p>
          </table:table-cell>
          <table:table-cell office:value-type="string" table:style-name="ce1">
            <text:p>IsModifyBookingPossible</text:p>
          </table:table-cell>
          <table:table-cell office:value-type="string" table:style-name="ce1">
            <text:p>CalculateMarginByProvider</text:p>
          </table:table-cell>
          <table:table-cell office:value-type="string" table:style-name="ce1">
            <text:p>CalculateMarginForSearch</text:p>
          </table:table-cell>
          <table:table-cell office:value-type="string" table:style-name="ce1">
            <text:p>ConnectionString_TestMode</text:p>
          </table:table-cell>
          <table:table-cell office:value-type="string" table:style-name="ce1">
            <text:p>AssemblyName</text:p>
          </table:table-cell>
          <table:table-cell office:value-type="string" table:style-name="ce1">
            <text:p>ClassName</text:p>
          </table:table-cell>
          <table:table-cell office:value-type="string" table:style-name="ce1">
            <text:p>ThresholdBussinessDays</text:p>
          </table:table-cell>
          <table:table-cell office:value-type="string" table:style-name="ce1">
            <text:p>IsCalculateTotalPriceMargin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rl=http://www.odkryjpolske.pl/server/v4/ptqv_server_v4.php;siteid=705;accesscode=HmA6PQTw;userdataid=701278;CancelationInfoFilePath=\bin\config\PtqvCancelationInfo.xml;testMode=False;TransferServerUrl=http://www.odkryjpolske.pl/server/transfer_server.php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www.odkryjpolske.pl/server/v4/ptqv_server_v4.php;siteid=705;accesscode=HmA6PQTw;userdataid=701278;CancelationInfoFilePath=\bin\config\PtqvCancelationInfo.xml;testMode=False;TransferServerUrl=http://www.odkryjpolske.pl/server/transfer_server.php</text:p>
          </table:table-cell>
          <table:table-cell office:value-type="string" table:style-name="ce1">
            <text:p>Esky.IBE.Providers.PTQV</text:p>
          </table:table-cell>
          <table:table-cell office:value-type="string" table:style-name="ce1">
            <text:p>PTQV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s://test.webservices.TAM.amadeus.com;escritorioOrigem=SAOJJ210C;agencyCode=B2T-JJ2;userName=WSJJ2POC;password=QU1BREVVUw==;email=operacoes@edestinos.com.br;tamEnv=2;dataLength=7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test.webservices.TAM.amadeus.com;escritorioOrigem=SAOJJ210C;agencyCode=B2T-JJ2;userName=WSJJ2POC;password=QU1BREVVUw==;email=operacoes@edestinos.com.br;tamEnv=2;dataLength=7</text:p>
          </table:table-cell>
          <table:table-cell office:value-type="string" table:style-name="ce1">
            <text:p>Esky.IBE.Providers.TAM</text:p>
          </table:table-cell>
          <table:table-cell office:value-type="string" table:style-name="ce1">
            <text:p>TAM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s://bws.voegol.com.br/BWS/;agentName=22115936825;agencyCode=3SP0004747;password=261112;email=operacoes@edestinos.com.br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bws.voegol.com.br/BWS/;agentName=22115936825;agencyCode=3SP0004747;password=261112;email=operacoes@edestinos.com.br</text:p>
          </table:table-cell>
          <table:table-cell office:value-type="string" table:style-name="ce1">
            <text:p>Esky.IBE.Providers.GOL</text:p>
          </table:table-cell>
          <table:table-cell office:value-type="string" table:style-name="ce1">
            <text:p>WCFGOL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rl=http://212.170.239.71/appservices/http/FrontendService;user=ESKYPO7039;password=ESKYPO7039;directPaymentEnabled=0;bindingPriceEnabled=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212.170.239.71/appservices/http/FrontendService;user=ESKYPO7039;password=ESKYPO7039;directPaymentEnabled=0;bindingPriceEnabled=0</text:p>
          </table:table-cell>
          <table:table-cell office:value-type="string" table:style-name="ce1">
            <text:p>Esky.IBE.Providers.HotelBeds</text:p>
          </table:table-cell>
          <table:table-cell office:value-type="string" table:style-name="ce1">
            <text:p>HotelBeds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Mode=false;hotelflow_url=http://demo2.touricoholidays.com/thfwsv3/HotelFlow.svc/bas;cancellation_url=http://demo.touricoholidays.com/ws/ReservationsService.asmx;loginName=esk456;password=111111;version=8.5;culture=en_US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estMode=false;hotelflow_url=http://demo2.touricoholidays.com/thfwsv3/HotelFlow.svc/bas;cancellation_url=http://demo.touricoholidays.com/ws/ReservationsService.asmx;loginName=esk456;password=111111;version=8.5;culture=en_US</text:p>
          </table:table-cell>
          <table:table-cell office:value-type="string" table:style-name="ce1">
            <text:p>Esky.IBE.Providers.Tourico</text:p>
          </table:table-cell>
          <table:table-cell office:value-type="string" table:style-name="ce1">
            <text:p>Tourico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s://test.webservices.amadeus.com;agencyCode=WAWPQ28SW;endpointName=AmadeusWebServicesPort;userName=WSESKESK;organization=NMC-POLAND;password=NEcyWmV5cjM=;email=operacoes@edestinos.com.br;env=0;dataLength=8;logCommunication=true;queueOfficeId=WAWEY3250;queueNumber=50;showSearchResults=true;contactData=WAW +4832 728 3000 - ESKY.PL S.A. - A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test.webservices.amadeus.com;agencyCode=WAWPQ28SW;endpointName=AmadeusWebServicesPort;userName=WSESKESK;organization=NMC-POLAND;password=NEcyWmV5cjM=;email=operacoes@edestinos.com.br;env=0;dataLength=8;logCommunication=true;queueOfficeId=WAWEY3250;queueNumber=50;showSearchResults=true;contactData=WAW +4832 728 3000 - ESKY.PL S.A. - A</text:p>
          </table:table-cell>
          <table:table-cell office:value-type="string" table:style-name="ce1">
            <text:p>Esky.IBE.Providers.Amadeus</text:p>
          </table:table-cell>
          <table:table-cell office:value-type="string" table:style-name="ce1">
            <text:p>Amadeus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xmlpro.worldspan.com:443;WXML;8Y1;esky;esky0000;6320427;0 801 420 303 ESKY;09O;201;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ttps://xmlpro.worldspan.com:443;WXML;8Y1;esky;esky0000;6320427;0 801 420 303 ESKY;09O;201;1</text:p>
          </table:table-cell>
          <table:table-cell office:value-type="string" table:style-name="ce1">
            <text:p>Esky.IBE.Providers.WorldSpan</text:p>
          </table:table-cell>
          <table:table-cell office:value-type="string" table:style-name="ce1">
            <text:p>WorldSpan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rl=https://interface.demo.gta-travel.com/gtaapi/RequestListenerServlet;clientid=367;email=HABAJ@ESKY.PL;pwd=PASS;useBankTransfer=TRUE;level=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interface.demo.gta-travel.com/gtaapi/RequestListenerServlet;clientid=367;email=HABAJ@ESKY.PL;pwd=PASS;useBankTransfer=TRUE;level=2</text:p>
          </table:table-cell>
          <table:table-cell office:value-type="string" table:style-name="ce1">
            <text:p>Esky.IBE.Providers.Gta</text:p>
          </table:table-cell>
          <table:table-cell office:value-type="string" table:style-name="ce1">
            <text:p>Gta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rname=esky;password=4sky;server=http://distribution-xml.booking.com/xml/;affiliateId=314112;mail=hoteleibe@esky.pl;testMode=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rname=esky;password=4sky;server=http://distribution-xml.booking.com/xml/;affiliateId=314112;mail=hoteleibe@esky.pl;testMode=1</text:p>
          </table:table-cell>
          <table:table-cell office:value-type="string" table:style-name="ce1">
            <text:p>Esky.IBE.Providers.BookingCom</text:p>
          </table:table-cell>
          <table:table-cell office:value-type="string" table:style-name="ce1">
            <text:p>BookingCom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=http://stagingxml.ypsilon.net:10816;https=https://enxi.norrisdata.net:11024;mail=rezerwacje@openjet.pl;cert=C:\YpsCertificates\client.p12;cert_key=224BBB753060DE069;testBookingInProvider=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ttp=http://stagingxml.ypsilon.net:10816;https=https://enxi.norrisdata.net:11024;mail=rezerwacje@openjet.pl;cert=C:\YpsCertificates\client.p12;cert_key=224BBB753060DE069;testBookingInProvider=0</text:p>
          </table:table-cell>
          <table:table-cell office:value-type="string" table:style-name="ce1">
            <text:p>Esky.IBE.Providers.Ypsilon</text:p>
          </table:table-cell>
          <table:table-cell office:value-type="string" table:style-name="ce1">
            <text:p>Ypsilon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rname=UE971592Vm;password=WXDE56JEKH;server=http://www.interfaces.transhotel.com/interfaces/SController;testMode=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rname=UE971592Vm;password=WXDE56JEKH;server=http://www.interfaces.transhotel.com/interfaces/SController;testMode=0</text:p>
          </table:table-cell>
          <table:table-cell office:value-type="string" table:style-name="ce1">
            <text:p>Esky.IBE.Providers.TransHotel</text:p>
          </table:table-cell>
          <table:table-cell office:value-type="string" table:style-name="ce1">
            <text:p>TransHotel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zerwacje@openjet.pl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.wrobel@esky.pl</text:p>
          </table:table-cell>
          <table:table-cell office:value-type="string" table:style-name="ce1">
            <text:p>Esky.IBE.Providers.SSC</text:p>
          </table:table-cell>
          <table:table-cell office:value-type="string" table:style-name="ce1">
            <text:p>SSC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s://agent.norwegian.no/api/2;user=DYAPIESKY;password=nN5+@4oUh;mail=rezerwacje@openjet.pl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agent.norwegian.no/api/2;user=DYAPIESKY;password=nN5+@4oUh;mail=rezerwacje@openjet.pl</text:p>
          </table:table-cell>
          <table:table-cell office:value-type="string" table:style-name="ce1">
            <text:p>Esky.IBE.Providers.Norwegian</text:p>
          </table:table-cell>
          <table:table-cell office:value-type="string" table:style-name="ce1">
            <text:p>Norwegian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xmlpro.worldspan.com:443;W3XML;8Y1;esky;polandeuro2012;6320427;0 801 420 303 ESKY;09O;201;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xmlpro.worldspan.com:443;W3XML;8Y1;esky;polandeuro2012;6320427;0 801 420 303 ESKY;09O;201;0</text:p>
          </table:table-cell>
          <table:table-cell office:value-type="string" table:style-name="ce1">
            <text:p>Esky.IBE.Providers.WorldSpan</text:p>
          </table:table-cell>
          <table:table-cell office:value-type="string" table:style-name="ce1">
            <text:p>NMWorldSpan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url=https://purchasexml.uat.travelguard.biz/servlet/WaatsEngine.WTEngine;gdsCode=ESY;agencyPCC=ESYPOL;agencyCode=99999999;iataCntryCd=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s://purchasexml.uat.travelguard.biz/servlet/WaatsEngine.WTEngine;gdsCode=ESY;agencyPCC=ESYPOL;agencyCode=99999999;iataCntryCd=48</text:p>
          </table:table-cell>
          <table:table-cell office:value-type="string" table:style-name="ce1">
            <text:p>Esky.IBE.Providers.AIG</text:p>
          </table:table-cell>
          <table:table-cell office:value-type="string" table:style-name="ce1">
            <text:p>AIG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rl=http://xmlv5test.travco.co.uk/trlink/link1/trlink;agentCode=125JLK;password=240710KL55;culture=en-GB;testMode=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xmlv5test.travco.co.uk/trlink/link1/trlink;agentCode=125JLK;password=240710KL55;culture=en-GB;testMode=1</text:p>
          </table:table-cell>
          <table:table-cell office:value-type="string" table:style-name="ce1">
            <text:p>Esky.IBE.Providers.Travco</text:p>
          </table:table-cell>
          <table:table-cell office:value-type="string" table:style-name="ce1">
            <text:p>Travco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://mdswsb.merlinx.pl/V2/;9982;eSkYrAdoM;konsultant@esky.pl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ttp://mdsws.merlinx.pl/V2/;9982;eSkYrAdoM;konsultant@esky.pl</text:p>
          </table:table-cell>
          <table:table-cell office:value-type="string" table:style-name="ce1">
            <text:p>Esky.IBE.Providers.MDSCharters</text:p>
          </table:table-cell>
          <table:table-cell office:value-type="string" table:style-name="ce1">
            <text:p>MDSCharter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s://cert.webservices.sabre.com/websvc;username=7971;password=WS112408;ipcc=18FC;domain=DEFAULT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teste-webservices.voeazul.com.br/AzulWS/AzulServices.svc;agentName=22115936825WS;password=25689351;promotionCode=REXTUR;email=operacoes@edestinos.com.br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teste-webservices.voeazul.com.br/AzulWS/AzulServices.svc;agentName=22115936825WS;password=25689351;promotionCode=REXTUR;email=operacoes@edestinos.com.br</text:p>
          </table:table-cell>
          <table:table-cell office:value-type="string" table:style-name="ce1">
            <text:p>Esky.IBE.Providers.AZUL</text:p>
          </table:table-cell>
          <table:table-cell office:value-type="string" table:style-name="ce1">
            <text:p>Azul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string" table:style-name="ce1">
            <text:p>Esky.IBE.Providers.Merlinx</text:p>
          </table:table-cell>
          <table:table-cell office:value-type="string" table:style-name="ce1">
            <text:p>MerlinxDataProviderTours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string" table:style-name="ce1">
            <text:p>Esky.IBE.Providers.Merlinx</text:p>
          </table:table-cell>
          <table:table-cell office:value-type="string" table:style-name="ce1">
            <text:p>MerlinxDataProviderCharters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url=http://mdswsb.merlinx.pl/V2.3/;clientid=9982;pwd=eSkYrAdoM;email=justyna.borowska@esky.pl;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mdsws.merlinx.pl/V2.3/;clientid=9982;pwd=eSkYrAdoM;email=justyna.borowska@esky.pl;</text:p>
          </table:table-cell>
          <table:table-cell office:value-type="string" table:style-name="ce1">
            <text:p>Esky.IBE.Providers.MerlinMDS</text:p>
          </table:table-cell>
          <table:table-cell office:value-type="string" table:style-name="ce1">
            <text:p>MerlinMDSDataProviderTravelPackages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archIp=http://83.244.137.79/;bookingIp=http://83.244.137.79/;staticDataIp=http://83.244.137.79/;cancellationPolicyIp=http://83.244.137.79/;licenceKey=5DCED350-44A6-4FD1-A880-A9648E0922FA;tsApiVersion=v3.5.5;xmlVersionNo=3.5.5;appName=eSKY Transaction System;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archIp=http://83.244.137.79/;bookingIp=http://83.244.137.79/;staticDataIp=http://83.244.137.79/;cancellationPolicyIp=http://83.244.137.79/;licenceKey=5DCED350-44A6-4FD1-A880-A9648E0922FA;tsApiVersion=v3.5.5;xmlVersionNo=3.5.5;appName=eSKY Transaction System;</text:p>
          </table:table-cell>
          <table:table-cell office:value-type="string" table:style-name="ce1">
            <text:p>Esky.IBE.Providers.JacTravel</text:p>
          </table:table-cell>
          <table:table-cell office:value-type="string" table:style-name="ce1">
            <text:p>JacTravel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webservice.oceanair.com.br;AIRLINE=OC;EMAIL=15797@rextur.com.br;PWD=wsavc0109;CURRENCY=BRL;BOOKING_EMAIL=operacoes@edestinos.com.br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webservice.oceanair.com.br;AIRLINE=OC;EMAIL=15797@rextur.com.br;PWD=wsavc0109;CURRENCY=BRL;BOOKING_EMAIL=operacoes@edestinos.com.br</text:p>
          </table:table-cell>
          <table:table-cell office:value-type="string" table:style-name="ce1">
            <text:p>Esky.IBE.Providers.Cions</text:p>
          </table:table-cell>
          <table:table-cell office:value-type="string" table:style-name="ce1">
            <text:p>AviankaCions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webservice.voetrip.com.br/wsnucleo/Aereo.asmx;AUTHURL=http://webservice.voetrip.com.br/wsnucleo/Autenticacao.asmx;USERNAME=15797@rextur.com.br;PWD=trip2011;BOOKING_EMAIL=operacoes@edestinos.com.br;BOOKING_PHONE=7382655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webservice.voetrip.com.br/wsnucleo/Aereo.asmx;AUTHURL=http://webservice.voetrip.com.br/wsnucleo/Autenticacao.asmx;USERNAME=15797@rextur.com.br;PWD=trip2011;BOOKING_EMAIL=operacoes@edestinos.com.br;BOOKING_PHONE=7382655</text:p>
          </table:table-cell>
          <table:table-cell office:value-type="string" table:style-name="ce1">
            <text:p>Esky.IBE.Providers.Trip</text:p>
          </table:table-cell>
          <table:table-cell office:value-type="string" table:style-name="ce1">
            <text:p>Trip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l=http://merlingate.merlinx.pl/server/;user=esky;password=9982;agency=7808;email=bartosz.wrobel@esky.pl;</text:p>
          </table:table-cell>
          <table:table-cell office:value-type="string" table:style-name="ce1">
            <text:p>Esky.IBE.Providers.BlueVendoo</text:p>
          </table:table-cell>
          <table:table-cell office:value-type="string" table:style-name="ce1">
            <text:p>BlueVendooDataProviderTravelPackages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ARCH_SORT_ORDER=DEFAULT;API_KEY=5aruk2r24wvzv2f8f82dr2zv;CID=379106;EMAIL=testowe.rezerwacje@esky.pl;NUMBER_OF_SEARCH_RESULT=250;TOTAL_NUMBER_OF_SEARCH_RESULT=2500;SEARCHING_PLAN=3;MAX_RATE_PLAN_COUNT=20;CURRENCY_CODE=USD;COUPON_CODE=ESKY10T;COUPON_EMAIL=customer@yahoo.com;MAX_BANK_TRANSFER_PAYMENT=10000;IS_ENABLED_CUSTOM_PACKAGING=0;SERVICE_URL=http://api.ean.com/ean-services/ws/hotel/v3;SECURE_SERVICE_URL=https://book.api.ean.com/ean-services/ws/hotel/v3;CREDIT_CARD_DATA_COLLECTION=FirstName||eSKY.pl&amp;&amp;LastName||S.A.&amp;&amp;CardType||MasterCard&amp;&amp;CardNumber||5401999999999999&amp;&amp;ExpireDate||2013-02-18&amp;&amp;Cvc||123&amp;&amp;Address||travelnow&amp;&amp;City||Radom&amp;&amp;PostalCode||26-600&amp;&amp;CountryCode||PL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ARCH_SORT_ORDER=DEFAULT;API_KEY=5aruk2r24wvzv2f8f82dr2zv;CID=379106;EMAIL=testowe.rezerwacje@esky.pl;NUMBER_OF_SEARCH_RESULT=250;TOTAL_NUMBER_OF_SEARCH_RESULT=2500;SEARCHING_PLAN=3;MAX_RATE_PLAN_COUNT=20;CURRENCY_CODE=USD;COUPON_CODE=ESKY10T;COUPON_EMAIL=customer@yahoo.com;MAX_BANK_TRANSFER_PAYMENT=10000;IS_ENABLED_CUSTOM_PACKAGING=0;SERVICE_URL=http://api.ean.com/ean-services/ws/hotel/v3;SECURE_SERVICE_URL=https://book.api.ean.com/ean-services/ws/hotel/v3;CREDIT_CARD_DATA_COLLECTION=FirstName||eSKY.pl&amp;&amp;LastName||S.A.&amp;&amp;CardType||MasterCard&amp;&amp;CardNumber||5401999999999999&amp;&amp;ExpireDate||2013-02-18&amp;&amp;Cvc||123&amp;&amp;Address||travelnow&amp;&amp;City||Radom&amp;&amp;PostalCode||26-600&amp;&amp;CountryCode||PL</text:p>
          </table:table-cell>
          <table:table-cell office:value-type="string" table:style-name="ce1">
            <text:p>Esky.IBE.Providers.Expedia</text:p>
          </table:table-cell>
          <table:table-cell office:value-type="string" table:style-name="ce1">
            <text:p>Expedia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webservice.voepassaredo.com.br;AIRLINE=P3;EMAIL=15797@rextur.com.br;PWD=wsprd0603;CURRENCY=BRL;BOOKING_EMAIL=operacoes@edestinos.com.br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L=http://webservice.voepassaredo.com.br;AIRLINE=P3;EMAIL=15797@rextur.com.br;PWD=wsprd0603;CURRENCY=BRL;BOOKING_EMAIL=operacoes@edestinos.com.br</text:p>
          </table:table-cell>
          <table:table-cell office:value-type="string" table:style-name="ce1">
            <text:p>Esky.IBE.Providers.Cions</text:p>
          </table:table-cell>
          <table:table-cell office:value-type="string" table:style-name="ce1">
            <text:p>PassaredoCionsDataProvider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sserino</meta:initial-creator>
    <dc:creator>Passerino</dc:creator>
    <meta:creation-date>2013-01-02T10:42:46Z</meta:creation-date>
    <dc:date>2013-01-02T12:29:24Z</dc:date>
  </office:meta>
</office:document-meta>
</file>